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Error number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ose</text:p>
          </table:table-cell>
          <table:table-cell office:value-type="string" table:style-name="ce1">
            <text:p>Fluence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0.71499999999999997" table:style-name="ce1">
            <text:p>0,715</text:p>
          </table:table-cell>
          <table:table-cell office:value-type="float" office:value="2084200680.2721086" table:formula="msoxl:=(C2*10/N$3)*N$5" table:style-name="ce2">
            <text:p>2,08E+09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6" table:style-name="ce1">
            <text:p>166</text:p>
          </table:table-cell>
          <table:table-cell office:value-type="float" office:value="1.3" table:style-name="ce1">
            <text:p>1,3</text:p>
          </table:table-cell>
          <table:table-cell office:value-type="float" office:value="3789455782.3129244" table:formula="msoxl:=(C3*10/N$3)*N$5" table:style-name="ce2">
            <text:p>3,79E+09</text:p>
          </table:table-cell>
          <table:table-cell table:number-columns-repeated="8" table:style-name="ce1"/>
          <table:table-cell office:value-type="string" table:style-name="ce1">
            <text:p>Dose/primary particle at DUT</text:p>
          </table:table-cell>
          <table:table-cell office:value-type="float" office:value="2.9400000000000002E-10" table:style-name="ce2">
            <text:p>2,94E-10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4" table:style-name="ce1">
            <text:p>304</text:p>
          </table:table-cell>
          <table:table-cell office:value-type="float" office:value="2.29" table:style-name="ce1">
            <text:p>2,29</text:p>
          </table:table-cell>
          <table:table-cell office:value-type="float" office:value="6675272108.8435364" table:formula="msoxl:=(C4*10/N$3)*N$5" table:style-name="ce2">
            <text:p>6,68E+09</text:p>
          </table:table-cell>
          <table:table-cell table:number-columns-repeated="8" table:style-name="ce1"/>
          <table:table-cell office:value-type="string" table:style-name="ce1">
            <text:p>Primary particles at Beam exit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73" table:style-name="ce1">
            <text:p>473</text:p>
          </table:table-cell>
          <table:table-cell office:value-type="float" office:value="3.57" table:style-name="ce1">
            <text:p>3,57</text:p>
          </table:table-cell>
          <table:table-cell office:value-type="float" office:value="10406428571.42857" table:formula="msoxl:=(C5*10/N$3)*N$5" table:style-name="ce2">
            <text:p>1,04E+10</text:p>
          </table:table-cell>
          <table:table-cell table:number-columns-repeated="8" table:style-name="ce1"/>
          <table:table-cell office:value-type="string" table:style-name="ce1">
            <text:p>Primary particles at DUT</text:p>
          </table:table-cell>
          <table:table-cell office:value-type="float" office:value="8.5699999999999998E-2" table:style-name="ce2">
            <text:p>8,57E-02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23" table:style-name="ce1">
            <text:p>523</text:p>
          </table:table-cell>
          <table:table-cell office:value-type="float" office:value="3.95" table:style-name="ce1">
            <text:p>3,95</text:p>
          </table:table-cell>
          <table:table-cell office:value-type="float" office:value="11514115646.258503" table:formula="msoxl:=(C6*10/N$3)*N$5" table:style-name="ce2">
            <text:p>1,15E+10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63" table:style-name="ce1">
            <text:p>663</text:p>
          </table:table-cell>
          <table:table-cell office:value-type="float" office:value="5.04" table:style-name="ce1">
            <text:p>5,04</text:p>
          </table:table-cell>
          <table:table-cell office:value-type="float" office:value="14691428571.42857" table:formula="msoxl:=(C7*10/N$3)*N$5" table:style-name="ce2">
            <text:p>1,47E+10</text:p>
          </table:table-cell>
          <table:table-cell table:number-columns-repeated="8" table:style-name="ce1"/>
          <table:table-cell office:value-type="string" table:style-name="ce1">
            <text:p>Beam intensity reduction <text:s/>at DUT</text:p>
          </table:table-cell>
          <table:table-cell office:value-type="float" office:value="11.6713352" table:style-name="ce1">
            <text:p>11,6713352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63" table:style-name="ce1">
            <text:p>2363</text:p>
          </table:table-cell>
          <table:table-cell office:value-type="float" office:value="18.7" table:style-name="ce1">
            <text:p>18,7</text:p>
          </table:table-cell>
          <table:table-cell office:value-type="float" office:value="54509863945.578224" table:formula="msoxl:=(C8*10/N$3)*N$5" table:style-name="ce2">
            <text:p>5,45E+10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40" table:style-name="ce1">
            <text:p>2440</text:p>
          </table:table-cell>
          <table:table-cell office:value-type="float" office:value="19.3" table:style-name="ce1">
            <text:p>19,3</text:p>
          </table:table-cell>
          <table:table-cell office:value-type="float" office:value="56258843537.414963" table:formula="msoxl:=(C9*10/N$3)*N$5" table:style-name="ce2">
            <text:p>5,63E+10</text:p>
          </table:table-cell>
          <table:table-cell table:number-columns-repeated="8" table:style-name="ce1"/>
          <table:table-cell office:value-type="string" table:style-name="ce1">
            <text:p>Scint conv</text:p>
          </table:table-cell>
          <table:table-cell office:value-type="float" office:value="0.46063999999999999" table:style-name="ce2">
            <text:p>4,61E-01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20" table:style-name="ce1">
            <text:p>2720</text:p>
          </table:table-cell>
          <table:table-cell office:value-type="float" office:value="21.5" table:style-name="ce1">
            <text:p>21,5</text:p>
          </table:table-cell>
          <table:table-cell office:value-type="float" office:value="62671768707.482994" table:formula="msoxl:=(C10*10/N$3)*N$5" table:style-name="ce2">
            <text:p>6,27E+10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38" table:style-name="ce1">
            <text:p>2938</text:p>
          </table:table-cell>
          <table:table-cell office:value-type="float" office:value="23.1" table:style-name="ce1">
            <text:p>23,1</text:p>
          </table:table-cell>
          <table:table-cell office:value-type="float" office:value="67335714285.714279" table:formula="msoxl:=(C11*10/N$3)*N$5" table:style-name="ce2">
            <text:p>6,73E+10</text:p>
          </table:table-cell>
          <table:table-cell table:number-columns-repeated="8" table:style-name="ce1"/>
          <table:table-cell office:value-type="string" table:style-name="ce1">
            <text:p>CS [cm2/device]</text:p>
          </table:table-cell>
          <table:table-cell office:value-type="float" office:value="1.1400000000000001E-6" table:style-name="ce2">
            <text:p>1,14E-06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938" table:style-name="ce1">
            <text:p>2938</text:p>
          </table:table-cell>
          <table:table-cell office:value-type="float" office:value="23.1" table:style-name="ce1">
            <text:p>23,1</text:p>
          </table:table-cell>
          <table:table-cell office:value-type="float" office:value="67335714285.714279" table:formula="msoxl:=(C12*10/N$3)*N$5" table:style-name="ce2">
            <text:p>6,73E+10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06" table:style-name="ce1">
            <text:p>3306</text:p>
          </table:table-cell>
          <table:table-cell office:value-type="float" office:value="26" table:style-name="ce1">
            <text:p>26</text:p>
          </table:table-cell>
          <table:table-cell office:value-type="float" office:value="75789115646.258499" table:formula="msoxl:=(C13*10/N$3)*N$5" table:style-name="ce2">
            <text:p>7,58E+10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600" table:style-name="ce1">
            <text:p>3600</text:p>
          </table:table-cell>
          <table:table-cell office:value-type="float" office:value="28.4" table:style-name="ce1">
            <text:p>28,4</text:p>
          </table:table-cell>
          <table:table-cell office:value-type="float" office:value="82785034013.605438" table:formula="msoxl:=(C14*10/N$3)*N$5" table:style-name="ce2">
            <text:p>8,28E+10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33" table:style-name="ce1">
            <text:p>3633</text:p>
          </table:table-cell>
          <table:table-cell office:value-type="float" office:value="28.6" table:style-name="ce1">
            <text:p>28,6</text:p>
          </table:table-cell>
          <table:table-cell office:value-type="float" office:value="83368027210.884338" table:formula="msoxl:=(C15*10/N$3)*N$5" table:style-name="ce2">
            <text:p>8,34E+10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125" table:style-name="ce1">
            <text:p>4125</text:p>
          </table:table-cell>
          <table:table-cell office:value-type="float" office:value="32.6" table:style-name="ce1">
            <text:p>32,6</text:p>
          </table:table-cell>
          <table:table-cell office:value-type="float" office:value="95027891156.46257" table:formula="msoxl:=(C16*10/N$3)*N$5" table:style-name="ce2">
            <text:p>9,50E+10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75" table:style-name="ce1">
            <text:p>4575</text:p>
          </table:table-cell>
          <table:table-cell office:value-type="float" office:value="36.1" table:style-name="ce1">
            <text:p>36,1</text:p>
          </table:table-cell>
          <table:table-cell office:value-type="float" office:value="105230272108.84354" table:formula="msoxl:=(C17*10/N$3)*N$5" table:style-name="ce2">
            <text:p>1,05E+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576" table:style-name="ce1">
            <text:p>4576</text:p>
          </table:table-cell>
          <table:table-cell office:value-type="float" office:value="36.1" table:style-name="ce1">
            <text:p>36,1</text:p>
          </table:table-cell>
          <table:table-cell office:value-type="float" office:value="105230272108.84354" table:formula="msoxl:=(C18*10/N$3)*N$5" table:style-name="ce2">
            <text:p>1,05E+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24" table:style-name="ce1">
            <text:p>4624</text:p>
          </table:table-cell>
          <table:table-cell office:value-type="float" office:value="36.5" table:style-name="ce1">
            <text:p>36,5</text:p>
          </table:table-cell>
          <table:table-cell office:value-type="float" office:value="106396258503.40137" table:formula="msoxl:=(C19*10/N$3)*N$5" table:style-name="ce2">
            <text:p>1,06E+11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1" table:style-name="ce1">
            <text:p>301</text:p>
          </table:table-cell>
          <table:table-cell office:value-type="float" office:value="2.68" table:style-name="ce3">
            <text:p>2,68</text:p>
          </table:table-cell>
          <table:table-cell office:value-type="float" office:value="7812108843.5374146" table:formula="msoxl:=(C24*10/N$3)*N$5" table:style-name="ce2">
            <text:p>7,81E+0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72" table:style-name="ce1">
            <text:p>372</text:p>
          </table:table-cell>
          <table:table-cell office:value-type="float" office:value="3.76" table:style-name="ce1">
            <text:p>3,76</text:p>
          </table:table-cell>
          <table:table-cell office:value-type="float" office:value="10960272108.843534" table:formula="msoxl:=(C25*10/N$3)*N$5" table:style-name="ce2">
            <text:p>1,10E+1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1" table:style-name="ce1">
            <text:p>541</text:p>
          </table:table-cell>
          <table:table-cell office:value-type="float" office:value="5.5" table:style-name="ce1">
            <text:p>5,5</text:p>
          </table:table-cell>
          <table:table-cell office:value-type="float" office:value="16032312925.170067" table:formula="msoxl:=(C26*10/N$3)*N$5" table:style-name="ce2">
            <text:p>1,60E+1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6" table:style-name="ce1">
            <text:p>576</text:p>
          </table:table-cell>
          <table:table-cell office:value-type="float" office:value="7.08" table:style-name="ce1">
            <text:p>7,08</text:p>
          </table:table-cell>
          <table:table-cell office:value-type="float" office:value="20637959183.673466" table:formula="msoxl:=(C27*10/N$3)*N$5" table:style-name="ce2">
            <text:p>2,06E+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9" table:style-name="ce1">
            <text:p>589</text:p>
          </table:table-cell>
          <table:table-cell office:value-type="float" office:value="7.28" table:style-name="ce1">
            <text:p>7,28</text:p>
          </table:table-cell>
          <table:table-cell office:value-type="float" office:value="21220952380.952381" table:formula="msoxl:=(C28*10/N$3)*N$5" table:style-name="ce2">
            <text:p>2,12E+10</text:p>
          </table:table-cell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Inge Nikolai</meta:initial-creator>
    <dc:creator>Inge Nikolai</dc:creator>
    <meta:creation-date>2014-05-17T09:05:15Z</meta:creation-date>
    <dc:date>2014-05-31T12:12:12Z</dc:date>
    <meta:editing-cycles>1</meta:editing-cycles>
    <meta:editing-duration>PT0S</meta:editing-duration>
  </office:meta>
</office:document-meta>
</file>